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style>
    <style:style style:name="P2" style:parent-style-name="Normal" style:family="paragraph">
      <style:paragraph-properties fo:margin-bottom="0in"/>
    </style:style>
    <style:style style:name="P3" style:parent-style-name="Normal" style:family="paragraph">
      <style:paragraph-properties fo:margin-bottom="0in"/>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style>
    <style:style style:name="P18" style:parent-style-name="Normal" style:family="paragraph">
      <style:paragraph-properties fo:margin-bottom="0in"/>
    </style:style>
    <style:style style:name="P19" style:parent-style-name="Normal" style:family="paragraph">
      <style:paragraph-properties fo:margin-bottom="0in"/>
    </style:style>
    <style:style style:name="P20" style:parent-style-name="Normal" style:family="paragraph">
      <style:paragraph-properties fo:margin-bottom="0in"/>
    </style:style>
    <style:style style:name="P21" style:parent-style-name="Normal" style:family="paragraph">
      <style:paragraph-properties fo:margin-bottom="0in"/>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style>
    <style:style style:name="P27" style:parent-style-name="Normal" style:family="paragraph">
      <style:paragraph-properties fo:margin-bottom="0in"/>
    </style:style>
    <style:style style:name="P28" style:parent-style-name="Normal" style:family="paragraph">
      <style:paragraph-properties fo:margin-bottom="0in"/>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margin-bottom="0in"/>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P37" style:parent-style-name="Normal" style:family="paragraph">
      <style:paragraph-properties fo:margin-bottom="0in"/>
    </style:style>
    <style:style style:name="P38" style:parent-style-name="Normal" style:family="paragraph">
      <style:paragraph-properties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Normal" style:family="paragraph">
      <style:paragraph-properties fo:margin-bottom="0in"/>
    </style:style>
    <style:style style:name="P48" style:parent-style-name="Normal" style:family="paragraph">
      <style:paragraph-properties fo:margin-bottom="0in"/>
    </style:style>
    <style:style style:name="P49" style:parent-style-name="Normal" style:family="paragraph">
      <style:paragraph-properties fo:margin-bottom="0in"/>
    </style:style>
    <style:style style:name="P50" style:parent-style-name="Normal" style:family="paragraph">
      <style:paragraph-properties fo:margin-bottom="0in"/>
    </style:style>
    <style:style style:name="P51" style:parent-style-name="Normal" style:family="paragraph">
      <style:paragraph-properties fo:margin-bottom="0in"/>
    </style:style>
    <style:style style:name="P52" style:parent-style-name="Normal" style:family="paragraph">
      <style:paragraph-properties fo:margin-bottom="0in"/>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style>
    <style:style style:name="P57" style:parent-style-name="Normal" style:family="paragraph">
      <style:paragraph-properties fo:margin-bottom="0in"/>
    </style:style>
    <style:style style:name="P58" style:parent-style-name="Normal" style:family="paragraph">
      <style:paragraph-properties fo:margin-bottom="0in"/>
    </style:style>
    <style:style style:name="P59" style:parent-style-name="Normal" style:family="paragraph">
      <style:paragraph-properties fo:margin-bottom="0in"/>
    </style:style>
    <style:style style:name="P60" style:parent-style-name="Normal" style:family="paragraph">
      <style:paragraph-properties fo:margin-bottom="0in"/>
    </style:style>
    <style:style style:name="P61" style:parent-style-name="Normal" style:family="paragraph">
      <style:paragraph-properties fo:margin-bottom="0in"/>
    </style:style>
    <style:style style:name="P62" style:parent-style-name="Normal" style:family="paragraph">
      <style:paragraph-properties fo:margin-bottom="0in"/>
    </style:style>
    <style:style style:name="P63" style:parent-style-name="Normal" style:family="paragraph">
      <style:paragraph-properties fo:margin-bottom="0in"/>
    </style:style>
    <style:style style:name="P64" style:parent-style-name="Normal" style:family="paragraph">
      <style:paragraph-properties fo:margin-bottom="0in"/>
    </style:style>
    <style:style style:name="P65" style:parent-style-name="Normal" style:family="paragraph">
      <style:paragraph-properties fo:margin-bottom="0in"/>
    </style:style>
    <style:style style:name="P66" style:parent-style-name="Normal" style:family="paragraph">
      <style:paragraph-properties fo:margin-bottom="0in"/>
    </style:style>
    <style:style style:name="P67" style:parent-style-name="Normal" style:family="paragraph">
      <style:paragraph-properties fo:margin-bottom="0in"/>
    </style:style>
    <style:style style:name="P68" style:parent-style-name="Normal" style:family="paragraph">
      <style:paragraph-properties fo:margin-bottom="0in"/>
    </style:style>
    <style:style style:name="P69" style:parent-style-name="Normal" style:family="paragraph">
      <style:paragraph-properties fo:margin-bottom="0in"/>
    </style:style>
    <style:style style:name="P70" style:parent-style-name="Normal" style:family="paragraph">
      <style:paragraph-properties fo:margin-bottom="0in"/>
    </style:style>
    <style:style style:name="P71" style:parent-style-name="Normal" style:family="paragraph">
      <style:paragraph-properties fo:margin-bottom="0in"/>
    </style:style>
    <style:style style:name="P72" style:parent-style-name="Normal" style:family="paragraph">
      <style:paragraph-properties fo:margin-bottom="0in"/>
    </style:style>
    <style:style style:name="P73" style:parent-style-name="Normal" style:family="paragraph">
      <style:paragraph-properties fo:margin-bottom="0in"/>
    </style:style>
    <style:style style:name="P74" style:parent-style-name="Normal" style:family="paragraph">
      <style:paragraph-properties fo:margin-bottom="0in"/>
    </style:style>
    <style:style style:name="P75" style:parent-style-name="Normal" style:family="paragraph">
      <style:paragraph-properties fo:margin-bottom="0in"/>
    </style:style>
    <style:style style:name="P76" style:parent-style-name="Normal" style:family="paragraph">
      <style:paragraph-properties fo:margin-bottom="0in"/>
    </style:style>
    <style:style style:name="P77" style:parent-style-name="Normal" style:family="paragraph">
      <style:paragraph-properties fo:margin-bottom="0in"/>
    </style:style>
    <style:style style:name="P78" style:parent-style-name="Normal" style:family="paragraph">
      <style:paragraph-properties fo:margin-bottom="0in"/>
    </style:style>
    <style:style style:name="P79" style:parent-style-name="Normal" style:family="paragraph">
      <style:paragraph-properties fo:margin-bottom="0in"/>
    </style:style>
    <style:style style:name="P80" style:parent-style-name="Normal" style:family="paragraph">
      <style:paragraph-properties fo:margin-bottom="0in"/>
    </style:style>
    <style:style style:name="P81" style:parent-style-name="Normal" style:family="paragraph">
      <style:paragraph-properties fo:margin-bottom="0in"/>
    </style:style>
    <style:style style:name="P82" style:parent-style-name="Normal" style:family="paragraph">
      <style:paragraph-properties fo:margin-bottom="0in"/>
    </style:style>
    <style:style style:name="P83" style:parent-style-name="Normal" style:family="paragraph">
      <style:paragraph-properties fo:margin-bottom="0in"/>
    </style:style>
    <style:style style:name="P84" style:parent-style-name="Normal" style:family="paragraph">
      <style:paragraph-properties fo:margin-bottom="0in"/>
    </style:style>
    <style:style style:name="P85" style:parent-style-name="Normal" style:family="paragraph">
      <style:paragraph-properties fo:margin-bottom="0in"/>
    </style:style>
    <style:style style:name="P86" style:parent-style-name="Normal" style:family="paragraph">
      <style:paragraph-properties fo:margin-bottom="0in"/>
    </style:style>
    <style:style style:name="P87" style:parent-style-name="Normal" style:family="paragraph">
      <style:paragraph-properties fo:margin-bottom="0in"/>
    </style:style>
    <style:style style:name="P88" style:parent-style-name="Normal" style:family="paragraph">
      <style:paragraph-properties fo:margin-bottom="0in"/>
    </style:style>
    <style:style style:name="P89" style:parent-style-name="Normal" style:family="paragraph">
      <style:paragraph-properties fo:margin-bottom="0in"/>
    </style:style>
    <style:style style:name="P90" style:parent-style-name="Normal" style:family="paragraph">
      <style:paragraph-properties fo:margin-bottom="0in"/>
    </style:style>
    <style:style style:name="P91" style:parent-style-name="Normal" style:family="paragraph">
      <style:paragraph-properties fo:margin-bottom="0in"/>
    </style:style>
    <style:style style:name="P92" style:parent-style-name="Normal" style:family="paragraph">
      <style:paragraph-properties fo:margin-bottom="0in"/>
    </style:style>
    <style:style style:name="P93" style:parent-style-name="Normal" style:family="paragraph">
      <style:paragraph-properties fo:margin-bottom="0in"/>
    </style:style>
    <style:style style:name="P94" style:parent-style-name="Normal" style:family="paragraph">
      <style:paragraph-properties fo:margin-bottom="0in"/>
    </style:style>
    <style:style style:name="P95" style:parent-style-name="Normal" style:family="paragraph">
      <style:paragraph-properties fo:margin-bottom="0in"/>
    </style:style>
    <style:style style:name="P96" style:parent-style-name="Normal" style:family="paragraph">
      <style:paragraph-properties fo:margin-bottom="0in"/>
    </style:style>
    <style:style style:name="P97" style:parent-style-name="Normal" style:family="paragraph">
      <style:paragraph-properties fo:margin-bottom="0in"/>
    </style:style>
    <style:style style:name="P98" style:parent-style-name="Normal" style:family="paragraph">
      <style:paragraph-properties fo:margin-bottom="0in"/>
    </style:style>
    <style:style style:name="P99" style:parent-style-name="Normal" style:family="paragraph">
      <style:paragraph-properties fo:margin-bottom="0in"/>
    </style:style>
    <style:style style:name="P100" style:parent-style-name="Normal" style:family="paragraph">
      <style:paragraph-properties fo:margin-bottom="0in"/>
    </style:style>
    <style:style style:name="P101" style:parent-style-name="Normal" style:family="paragraph">
      <style:paragraph-properties fo:margin-bottom="0in"/>
    </style:style>
    <style:style style:name="P102" style:parent-style-name="Normal" style:family="paragraph">
      <style:paragraph-properties fo:margin-bottom="0in"/>
    </style:style>
    <style:style style:name="P103" style:parent-style-name="Normal" style:family="paragraph">
      <style:paragraph-properties fo:margin-bottom="0in"/>
    </style:style>
    <style:style style:name="P104" style:parent-style-name="Normal" style:family="paragraph">
      <style:paragraph-properties fo:margin-bottom="0in"/>
    </style:style>
    <style:style style:name="P105" style:parent-style-name="Normal" style:family="paragraph">
      <style:paragraph-properties fo:margin-bottom="0in"/>
    </style:style>
    <style:style style:name="P106" style:parent-style-name="Normal" style:family="paragraph">
      <style:paragraph-properties fo:margin-bottom="0in"/>
    </style:style>
    <style:style style:name="P107" style:parent-style-name="Normal" style:family="paragraph">
      <style:paragraph-properties fo:margin-bottom="0in"/>
    </style:style>
    <style:style style:name="P108" style:parent-style-name="Normal" style:family="paragraph">
      <style:paragraph-properties fo:margin-bottom="0in"/>
    </style:style>
    <style:style style:name="P109" style:parent-style-name="Normal" style:family="paragraph">
      <style:paragraph-properties fo:margin-bottom="0in"/>
    </style:style>
    <style:style style:name="P110" style:parent-style-name="Normal" style:family="paragraph">
      <style:paragraph-properties fo:margin-bottom="0in"/>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P113" style:parent-style-name="Normal" style:family="paragraph">
      <style:paragraph-properties fo:margin-bottom="0in"/>
    </style:style>
    <style:style style:name="P114" style:parent-style-name="Normal" style:family="paragraph">
      <style:paragraph-properties fo:margin-bottom="0in"/>
    </style:style>
    <style:style style:name="P115" style:parent-style-name="Normal" style:family="paragraph">
      <style:paragraph-properties fo:margin-bottom="0in"/>
    </style:style>
    <style:style style:name="P116" style:parent-style-name="Normal" style:family="paragraph">
      <style:paragraph-properties fo:margin-bottom="0in"/>
    </style:style>
    <style:style style:name="P117" style:parent-style-name="Normal" style:family="paragraph">
      <style:paragraph-properties fo:margin-bottom="0in"/>
    </style:style>
    <style:style style:name="P118" style:parent-style-name="Normal" style:family="paragraph">
      <style:paragraph-properties fo:margin-bottom="0in"/>
    </style:style>
    <style:style style:name="P119" style:parent-style-name="Normal" style:family="paragraph">
      <style:paragraph-properties fo:margin-bottom="0in"/>
    </style:style>
    <style:style style:name="P120" style:parent-style-name="Normal" style:family="paragraph">
      <style:paragraph-properties fo:margin-bottom="0in"/>
    </style:style>
    <style:style style:name="P121" style:parent-style-name="Normal" style:family="paragraph">
      <style:paragraph-properties fo:margin-bottom="0in"/>
    </style:style>
    <style:style style:name="P122" style:parent-style-name="Normal" style:family="paragraph">
      <style:paragraph-properties fo:margin-bottom="0in"/>
    </style:style>
    <style:style style:name="P123" style:parent-style-name="Normal" style:family="paragraph">
      <style:paragraph-properties fo:margin-bottom="0in"/>
    </style:style>
    <style:style style:name="P124" style:parent-style-name="Normal" style:family="paragraph">
      <style:paragraph-properties fo:margin-bottom="0in"/>
    </style:style>
    <style:style style:name="P125" style:parent-style-name="Normal" style:family="paragraph">
      <style:paragraph-properties fo:margin-bottom="0in"/>
    </style:style>
    <style:style style:name="P126" style:parent-style-name="Normal" style:family="paragraph">
      <style:paragraph-properties fo:margin-bottom="0in"/>
    </style:style>
    <style:style style:name="P127" style:parent-style-name="Normal" style:family="paragraph">
      <style:paragraph-properties fo:margin-bottom="0in"/>
    </style:style>
    <style:style style:name="P128" style:parent-style-name="Normal" style:family="paragraph">
      <style:paragraph-properties fo:margin-bottom="0in"/>
    </style:style>
    <style:style style:name="P129" style:parent-style-name="Normal" style:family="paragraph">
      <style:paragraph-properties fo:margin-bottom="0in"/>
    </style:style>
    <style:style style:name="P130" style:parent-style-name="Normal" style:family="paragraph">
      <style:paragraph-properties fo:margin-bottom="0in"/>
    </style:style>
    <style:style style:name="P131" style:parent-style-name="Normal" style:family="paragraph">
      <style:paragraph-properties fo:margin-bottom="0in"/>
    </style:style>
    <style:style style:name="P132" style:parent-style-name="Normal" style:family="paragraph">
      <style:paragraph-properties fo:margin-bottom="0in"/>
    </style:style>
    <style:style style:name="P133" style:parent-style-name="Normal" style:family="paragraph">
      <style:paragraph-properties fo:margin-bottom="0in"/>
    </style:style>
    <style:style style:name="P134" style:parent-style-name="Normal" style:family="paragraph">
      <style:paragraph-properties fo:margin-bottom="0in"/>
    </style:style>
    <style:style style:name="P135" style:parent-style-name="Normal" style:family="paragraph">
      <style:paragraph-properties fo:margin-bottom="0in"/>
    </style:style>
    <style:style style:name="P136" style:parent-style-name="Normal" style:family="paragraph">
      <style:paragraph-properties fo:margin-bottom="0in"/>
    </style:style>
    <style:style style:name="P137" style:parent-style-name="Normal" style:family="paragraph">
      <style:paragraph-properties fo:margin-bottom="0in"/>
    </style:style>
    <style:style style:name="P138" style:parent-style-name="Normal" style:family="paragraph">
      <style:paragraph-properties fo:margin-bottom="0in"/>
    </style:style>
    <style:style style:name="P139" style:parent-style-name="Normal" style:family="paragraph">
      <style:paragraph-properties fo:margin-bottom="0in"/>
    </style:style>
    <style:style style:name="P140" style:parent-style-name="Normal" style:family="paragraph">
      <style:paragraph-properties fo:margin-bottom="0in"/>
    </style:style>
    <style:style style:name="P141" style:parent-style-name="Normal" style:family="paragraph">
      <style:paragraph-properties fo:margin-bottom="0in"/>
    </style:style>
    <style:style style:name="P142" style:parent-style-name="Normal" style:family="paragraph">
      <style:paragraph-properties fo:margin-bottom="0in"/>
    </style:style>
    <style:style style:name="P143" style:parent-style-name="Normal" style:family="paragraph">
      <style:paragraph-properties fo:margin-bottom="0in"/>
    </style:style>
    <style:style style:name="P144" style:parent-style-name="Normal" style:family="paragraph">
      <style:paragraph-properties fo:margin-bottom="0in"/>
    </style:style>
    <style:style style:name="P145" style:parent-style-name="Normal" style:family="paragraph">
      <style:paragraph-properties fo:margin-bottom="0in"/>
    </style:style>
    <style:style style:name="P146" style:parent-style-name="Normal" style:family="paragraph">
      <style:paragraph-properties fo:margin-bottom="0in"/>
    </style:style>
    <style:style style:name="P147" style:parent-style-name="Normal" style:family="paragraph">
      <style:paragraph-properties fo:margin-bottom="0in"/>
    </style:style>
    <style:style style:name="P148" style:parent-style-name="Normal" style:family="paragraph">
      <style:paragraph-properties fo:margin-bottom="0in"/>
    </style:style>
    <style:style style:name="P149" style:parent-style-name="Normal" style:family="paragraph">
      <style:paragraph-properties fo:margin-bottom="0in"/>
    </style:style>
    <style:style style:name="P150" style:parent-style-name="Normal" style:family="paragraph">
      <style:paragraph-properties fo:margin-bottom="0in"/>
    </style:style>
    <style:style style:name="P151" style:parent-style-name="Normal" style:family="paragraph">
      <style:paragraph-properties fo:margin-bottom="0in"/>
    </style:style>
    <style:style style:name="P152" style:parent-style-name="Normal" style:family="paragraph">
      <style:paragraph-properties fo:margin-bottom="0in"/>
    </style:style>
    <style:style style:name="P153" style:parent-style-name="Normal" style:family="paragraph">
      <style:paragraph-properties fo:margin-bottom="0in"/>
    </style:style>
    <style:style style:name="P154" style:parent-style-name="Normal" style:family="paragraph">
      <style:paragraph-properties fo:margin-bottom="0in"/>
    </style:style>
    <style:style style:name="P155" style:parent-style-name="Normal" style:family="paragraph">
      <style:paragraph-properties fo:margin-bottom="0in"/>
    </style:style>
    <style:style style:name="P156" style:parent-style-name="Normal" style:family="paragraph">
      <style:paragraph-properties fo:margin-bottom="0in"/>
    </style:style>
    <style:style style:name="P157" style:parent-style-name="Normal" style:family="paragraph">
      <style:paragraph-properties fo:margin-bottom="0in"/>
    </style:style>
    <style:style style:name="P158" style:parent-style-name="Normal" style:family="paragraph">
      <style:paragraph-properties fo:margin-bottom="0in"/>
    </style:style>
    <style:style style:name="P159" style:parent-style-name="Normal" style:family="paragraph">
      <style:paragraph-properties fo:margin-bottom="0in"/>
    </style:style>
    <style:style style:name="P160" style:parent-style-name="Normal" style:family="paragraph">
      <style:paragraph-properties fo:margin-bottom="0in"/>
    </style:style>
    <style:style style:name="P161" style:parent-style-name="Normal" style:family="paragraph">
      <style:paragraph-properties fo:margin-bottom="0in"/>
    </style:style>
    <style:style style:name="P162" style:parent-style-name="Normal" style:family="paragraph">
      <style:paragraph-properties fo:margin-bottom="0in"/>
    </style:style>
    <style:style style:name="P163" style:parent-style-name="Normal" style:family="paragraph">
      <style:paragraph-properties fo:margin-bottom="0in"/>
    </style:style>
    <style:style style:name="P164" style:parent-style-name="Normal" style:family="paragraph">
      <style:paragraph-properties fo:margin-bottom="0in"/>
    </style:style>
    <style:style style:name="P165" style:parent-style-name="Normal" style:family="paragraph">
      <style:paragraph-properties fo:margin-bottom="0in"/>
    </style:style>
    <style:style style:name="P166" style:parent-style-name="Normal" style:family="paragraph">
      <style:paragraph-properties fo:margin-bottom="0in"/>
    </style:style>
    <style:style style:name="P167" style:parent-style-name="Normal" style:family="paragraph">
      <style:paragraph-properties fo:margin-bottom="0in"/>
    </style:style>
    <style:style style:name="P168" style:parent-style-name="Normal" style:family="paragraph">
      <style:paragraph-properties fo:margin-bottom="0in"/>
    </style:style>
    <style:style style:name="P169" style:parent-style-name="Normal" style:family="paragraph">
      <style:paragraph-properties fo:margin-bottom="0in"/>
    </style:style>
  </office:automatic-styles>
  <office:body>
    <office:text text:use-soft-page-breaks="true">
      <text:p text:style-name="P1">Kalyango Jovan(7014430) <text:s text:c="7"/><text:a xlink:href="mailto:j.kalyango@students.uu.nl" office:target-frame-name="_top" xlink:show="replace"><text:span text:style-name="Hyperlink">j.kalyango@students.uu.nl</text:span></text:a></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Introduction</text:p>
      <text:p text:style-name="P15">The sale price (in thousands of dollars) and the floor size (in squared meters) for a random sample of 27 single-family houses sold in a given town during 2005 are stored in the file house2.txt.In particular, for each house, the file contains: Taxes the amount of property taxes (thousands of dollars), paid by the previous owner during 2004,Beds number of bedrooms, Baths number of bathrooms, Size floor size (squared meters),Price sale price (thousands of dollars).It has a rows-by-columns structure, where each row corresponds to a unit, each column to a statistical variable. Differently from a matrix, it can contain strings, numerical and logical values (thus allowing for the presence of both categorical and numerical variables). For example, it is possible to visualize the first 6 rows of seeds using the following instruction: house2[1:6,]. It is also organized as a list: each element of the list corresponds to a variable: The aim of the report is to fit a multiple linear regression model, in order to assess the impact of the four predictors on the sale price. I also aim to know which of the predictors has a larger impact on the Price of the house. Hence, finding the most important or useful predictor(s). The research questions are to be answered using Bayesian statistical analysis techniques such as Gibb’s sampler and metropolis-Hastings algorithm as a data set of my choice fits the analysis type.</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1. Think about and specify prior distribution for your parameters<text:s/></text:p>
      <text:p text:style-name="P66"/>
      <text:p text:style-name="P67">Because of lack of prior information about the dataset of my choice, improper priors are used to analyze models. The posterior distributions for these priors may not be proper. However, the conjugate improper priors may allow for construction Gibb’s sampler. Thus, the Gibbs chains can be used to analyze the posterior distributions without having any information of posterior properties. This may lead to some serious problems. In this linear model, improper priors are used, which leads to a improper posterior distribution. However, the Gibbs sampler still provide some perfectly reasonable result. In this case, users may not be aware of the impropriety. So, users must demonstrate the propriety before using the Markov chain Monte Carlo techniques. Here I investigated the *frequentist linear model* <text:s/>and *Bayesian regression* model by comparing the effect of improper priors on Gibb’s sampler. I use *uninformative* priors in this case because I have no clear prior and/or likelihood of the model parameters. The analysis in the report aims at accessing the predictors' impact on Price of house using a Bayesian <text:s/>multivariate approach to program the Gibbs-Sampler that is explained in [@article{gelfand2000gibbs]. To run a Gibbs sampler, we have to specify priors and likelihood to get the posterior which is of the interest. The algorithm starts when we make some assumptions on parameters of interest i.e., ${\beta}$ and $\sigma^2$ are considered to be independent, hence $p({\beta}, \sigma^2) =p({\beta})p(\sigma^2)$. Posterior distribution is a product of priors and likelihood.<text:s/></text:p>
      <text:p text:style-name="P68">If the prior and likelihood are known for all hypotheses, then Bayes’ formula({A|B})=P({B|A})*P({A})/P({B}) computes the posterior exactly. We call this the deductive logic of probability theory, and it gives.</text:p>
      <text:p text:style-name="P69">a direct way to compare hypotheses, draw conclusions, and make decisions. However, in this case, the prior probabilities on hypotheses are not known, the recourse is the art of statistical inference: we either make up a prior (Bayesian way ) or do our best using only the likelihood (frequentist way).</text:p>
      <text:p text:style-name="P70"/>
      <text:p text:style-name="P71">2. Program your own Gibbs sampler Â.</text:p>
      <text:p text:style-name="P72">In a nutshell, the goal of Bayesian inference is to maintain a full posterior probability distribution over a set of random variables. However, maintaining and using this distribution often involves computing integrals which, for most non-trivial models, is intractable. Sampling algorithms based on Monte Carlo Markov Chain</text:p>
      <text:p text:style-name="P73">(MCMC) techniques are one possible way to go about inference in such models. The idea in Gibb’s sampling is to generate posterior samples by sweeping through each variable (or block of variables) to sample from its conditional distribution with the remaining variables fixed to their current values. For instance, in this case I have four predictors so, applying the multivariate approach for a Gibbs sampler of multiple linear regression with non-informative priors is done.<text:s/></text:p>
      <text:p text:style-name="P74">My linear model is: $yh = xh{\beta} + e$, where ${e} = \mathcal{MVN}( {\mu}, \sigma^2 I_n)$. Here, $\mu$ is a zero-vector with length k (the number of predictors, including a 1-vector for the intercept), and $I_n$ is a n-dimensional Identity matrix (where n is the number of observations). The covariance matrix of the distribution of errors is thus a diagonal matrix where the elements on the diagonal $\sigma^2$ are all identical (representing the heteroscedasticity assumption) and the off-diagonal elements are all zero (representing the independence of error assumption).The density of the data, given the model, is:</text:p>
      <text:p text:style-name="P75">$$P(xh, yh| \beta, \sigma^2) = \mathcal{MVN}(\mu = \beta, \Sigma = \sigma^2I_n) $$</text:p>
      <text:p text:style-name="P76"/>
      <text:p text:style-name="P77">3. Include a Metropolis-Hastings step for at least one parameter</text:p>
      <text:p text:style-name="P78">The product of prior and likelihood is the actual quantity the MCMC will be working on.<text:s/></text:p>
      <text:p text:style-name="P79">This function is called the posterior (or to be exact,<text:s/>it is<text:s/>called the posterior after it’s normalized, which the MCMC).Again, here we work with the sum because we work with logarithms posterior we use sum instead of product, the actual Metropolis-Hastings algorithm. One of the most frequent applications of this algorithm is sampling from the posterior density in Bayesian statistics. In principle, however, the algorithm may be used to sample from any integrable function. So, the aim of this algorithm is to jump around in parameter space, but in a way that the probability to be at a point is proportional to the function we sample from (this is usually called the target function). In our case this is the posterior defined in the $'code.R'$.This is achieved by starting at a random parameter value Choosing a new parameter value close to the old value based on some probability density that is called the proposal function Jumping to this new point with a probability $p(new)/p(old)$, where p is the target function, and $p&gt;1$ means jumping as well, when we run this algorithm, distribution of the parameters it visits converges to the target distribution p. So, let us get this in R:</text:p>
      <text:p text:style-name="P80">The first steps of the algorithm may be biased by the initial value and are therefore usually discarded for the further analysis (burn-in time). An interesting output to look at is the acceptance rate: how often was a proposal rejected by the metropolis-Hastings acceptance criterion? The acceptance rate can be influenced by the proposal function: generally,<text:s/><text:soft-page-break/>the closer the proposals are, the larger the acceptance rate. Very high acceptance rates, however, are usually not beneficial: this means that the algorithms are “staying” at the same point, which results in a suboptimal probing of the parameter space (mixing). It can be shown that the acceptance rates between 20% and 30% are optimal for typical applications, so in this case our acceptance rate is $0.91$ implies not optimal rate.</text:p>
      <text:p text:style-name="P81"/>
      <text:p text:style-name="P82">summary</text:p>
      <text:p text:style-name="P83">Figure: The upper row shows posterior estimates for slope (a), intercept (b) and standard deviation of the error (Sd). The lower row shows the Markov Chain of parameter values.</text:p>
      <text:p text:style-name="P84"/>
      <text:p text:style-name="P85"/>
      <text:p text:style-name="P86"/>
      <text:p text:style-name="P87"/>
      <text:p text:style-name="P88">4 Assess convergence of the model.</text:p>
      <text:p text:style-name="P89">Trace plots show that they follow the desired form that resembles ' caterpillar' for all the parameters <text:s text:c="2"/>display the caterpillar like shape. This indicates that the parameters converged at the same joint posterior distribution of the model parameters. If this were not case, we could, we can increase the number of iterations or introduce centering of the parameters around their means to in order the parameters to converge, but in this case, there is no need to do that.</text:p>
      <text:p text:style-name="P90"/>
      <text:p text:style-name="P91">Density plots (Figure 2), which indicated that the parameters are, as desired, normally distributed around their expected a priori (EAP) accept the 6th parameter that is slightly display left skewness but still the shift deviates within the credible interval. The blue vertical lines indicate the lower and upper bounds of the Predictive Credible Interval and all parameters in the model <text:s/>I<text:s/>am analysing are within the intervals.</text:p>
      <text:p text:style-name="P92"/>
      <text:p text:style-name="P93">I computed the autocorrelations of the model parameters per chain. The plots of the autocorrelation from lag0 to lag1000 of chain 1 are displayed in Figure 3. The autocorrelations of the second chain are approximately the same and can be inspected using the `acfm()` function in `code R`.</text:p>
      <text:p text:style-name="P94"/>
      <text:p text:style-name="P95">The autocorrelations converge to zero immediately at the first lag for all parameters. This indicates rapid mixing. Hence, the sampler not only appears to have reached the joint posterior distribution, but it also appears to move through it in an efficiently. Because of this, subsequent values show independence from one another.</text:p>
      <text:p text:style-name="P96">The Gelman and Rubin statistics of all parameters were very close to 1 or even equal to 1 for example, b2 and b3. This suggests that there were no issues with convergence, hence, the parameters are independent.</text:p>
      <text:p text:style-name="P97"/>
      <text:p text:style-name="P98">Finally, the (naive error) Monte Carlo standard errors (Table 1), which are$MC error = \frac{sd}{\sqrt{n}}$, where sd and n are standard deviation and sample size of sample, respectively. In my there is some MC errors which are larger than 5% of the sample standard deviations(largest is 38.7%), which indicates that there are issues with convergence.</text:p>
      <text:p text:style-name="P99"/>
      <text:p text:style-name="P100">In conclusion, most of the procedures could not find evidence that there were issues with convergence except for the naive error MCMC. However, note that we cannot find proof that the sampler did converge at the right posterior distribution(we used non-informative priors).</text:p>
      <text:p text:style-name="P101"/>
      <text:p text:style-name="P102">5. Check a model assumption of linear regression by means of a posterior predictive p-value</text:p>
      <text:p text:style-name="P103">An important assumption of multiple linear regression is that the residuals of my model are normally distributed. In order to test the test, the hypothesis, a posterior predictive check is conducted using r.</text:p>
      <text:p text:style-name="P104">Step 1: Specifying the Null-Hypothesis</text:p>
      <text:p text:style-name="P105">The Null-Hypothesis that the residuals of my model are normally distributed, is formally specified as:$Y = X{\beta} + e$, where ${e} = \mathcal{MVN}( {\mu}, \sigma^2 I_n)$<text:s/></text:p>
      <text:p text:style-name="P106">Step 2: Sampling from the posterior distribution of the model parameters</text:p>
      <text:p text:style-name="P107">Now, sample$\theta$, i.e., $\beta$ and $\sigma^2$ 10,000 times, using my `gibbs_spl()` function.</text:p>
      <text:p text:style-name="P108">Step 3: Generating the Posterior Predictive Distribution.</text:p>
      <text:p text:style-name="P109">Each of sampled values of $\theta$ from $\theta_1$ to $\theta_{10,000}$ were used to simulate data, by using the linear predictor. Hereby, $X$ was fixed. Hence, I simulated 10,000 datasets, where $\hat{Y}_t = \beta_tX$. We thus end up with: $$[\hat{Y}_1, X], [\hat{Y}_2, X], ..., [\hat{Y}_{10000}, X]$$.</text:p>
      <text:p text:style-name="P110">Step 4: Choose a discrepancy measure.</text:p>
      <text:p text:style-name="P111">A suitable test statistic to assess deviation from normality the absolute difference of the mean and median of the error: $D = |\bar{e} - \tilde{e} |$. This is a straightforward way of quantifying the asymmetry of a distribution. Under the Null-Hypothesis that the residuals are normally distributed, this parameter should be distributed normally around zero. To compute my test statistic, I first compute the residuals, as $e_t = X\beta_t$ and then the test-statistic $D_t= |\bar{e_t} - \tilde{e_t} |$. Note that this test statistic is thus a so-called *discrepancy measure*, as it depends on a varying part, the posterior model parameters $\theta_t$ **and**, and a fixed part, the data $X$.</text:p>
      <text:p text:style-name="P112">Step 5:Computing the Posterior Predictive P-value</text:p>
      <text:p text:style-name="P113">Finally, I computed the *posterior-predictive (Bayesian) p-value*, as: $$p = P(D([Y_t, X], \theta_t) &gt; D([Y, X], \theta_t) | [Y, X], H0)$$.<text:s/></text:p>
      <text:p text:style-name="P114">make clear that D_observed was also computed.<text:s/></text:p>
      <text:soft-page-break/>
      <text:p text:style-name="P115">Hence, the posterior-predictive p-value represents the proportion of discrepancy-measures I found in the data that I simulated under the Null-Hypothesis, that were larger than the discrepancy-measure I found in the observed data. A value of approximately 0.50 would suggest that my approximately half of the discrepancy measure that were generated using a posterior fall . This means, that in my posterior<text:s/>predictive<text:s/>distributions, an absolute difference between the mean and the median of 0 is<text:s/>representative, which larger differences <text:s/>becoming<text:s/>less and less likely <text:s/>Therefore, a posterior predictive p-value of approximately 0.50 would indicate that the residuals of my model are normally distributed.</text:p>
      <text:p text:style-name="P116"/>
      <text:p text:style-name="P117">6. Obtain parameter estimates, credible intervals and interpretation</text:p>
      <text:p text:style-name="P118"/>
      <text:p text:style-name="P119">The parameter estimates, which were derived by computing the mean and standard deviations of the posteriors of the two chains combined ($N = 20,000$) are displayed in Table 1.</text:p>
      <text:p text:style-name="P120">DIC</text:p>
      <text:p text:style-name="P121">The dic function,<text:s/>I<text:s/>have built suggests that a model without baths has the lowest value($DIC =289.384 $), this implies that a combination of three parameters produce the best model.</text:p>
      <text:p text:style-name="P122"/>
      <text:p text:style-name="P123">Bayes Factor</text:p>
      <text:p text:style-name="P124">Bayes factor as the change from the prior <text:s/>to the posterior odds: $BayesFactor=P(Posterior)/P(Prior)=0.37$ This BF indicates that the data provide $1/0.37 = 2.7$ times more evidence for including all the predictors being included all affect the sale price, practically nothing than they do for the Price having some statistically significant effect. Thus, although the center of distribution has shifted away from 0, and the posterior distribution seems to favor a non-null effect of the predictor, it seems that given the observed data(*houses*), the probability mass has overall shifted closer to the null interval, making the values in the null interval more probable, hence the alternative hypothesis is supported in the full model since.</text:p>
      <text:p text:style-name="P125">Since all the BF of less than one i.e., $BF&lt;1$, this indicates that <text:s/>contains values whose credibility has not been impressively decreased by observing the data. Testing against values outside this interval will produce a Bayes factor larger than 1/BF in support of the alternative(s). But to choose the best most model, we look at the value of the functions I have computed, I reach a conclusion that Baths, and Size of the house influences the price more, hence more useful predictors.</text:p>
      <text:p text:style-name="P126"/>
      <text:p text:style-name="P127">Frequentist Vs Bayesian<text:s/></text:p>
      <text:p text:style-name="P128">There are two schools of statistical inference: Bayesian and frequentist. Both approaches allow one to evaluate evidence about competing hypotheses. I will finalize this report by reviewing and comparing the two approaches, starting from Bayes’formula.$P(A|B)=P(B|A)*P(A)/P(B)$ where $P(A|B$ is posterior,$P(B|A)$ is likelihood, $P(A)$ is prior and $P(B)$ is the total probability of the data taking into account all possible hypotheses.</text:p>
      <text:p text:style-name="P129"/>
      <text:p text:style-name="P130">The Bayesian school models uncertainty by a probability distribution over hypotheses.</text:p>
      <text:p text:style-name="P131">One’s ability to make inferences depends on one’s degree of confidence or belief in the chosen prior,and the robustness of the findings to alternate prior distributions may be relevant and important.</text:p>
      <text:p text:style-name="P132">The frequentist school only uses conditional distributions of data given specific hypotheses.</text:p>
      <text:p text:style-name="P133">The presumption is that some hypothesis is true and that the observed data is sampled from that distribution. In particular, the frequentist approach does not depend on a subjective prior that may vary from one investigator to another. Other differences are:</text:p>
      <text:p text:style-name="P134">Bayesian inference</text:p>
      <text:p text:style-name="P135">• It uses probabilities for both hypotheses and data.</text:p>
      <text:p text:style-name="P136">• Dependent of the prior and likelihood of observed data.</text:p>
      <text:p text:style-name="P137">• One required to know or construct a ‘subjective prior’.</text:p>
      <text:p text:style-name="P138">• May be computationally intensive due to integration over many parameters.</text:p>
      <text:p text:style-name="P139">Frequentist inference</text:p>
      <text:p text:style-name="P140">• Never uses or gives the probability of a hypothesis (no prior or posterior).</text:p>
      <text:p text:style-name="P141">• Depends on the likelihood $P(B|A)$ for both observed and unobserved data.</text:p>
      <text:p text:style-name="P142">• Does not require a prior.</text:p>
      <text:p text:style-name="P143">• Tends to be less computationally intensive.</text:p>
      <text:p text:style-name="P144">Critiques and defenses</text:p>
      <text:p text:style-name="P145">*Bayesian inference* is that a subjective prior is, well, subjective. Furthermore, there are philosophical objections to assigning probabilities to hypotheses, as hypotheses do not constitute outcomes of repeatable experiments in which one can measure long-term frequency. Rather, a hypothesis is either true or false, regardless of whether one knows which is the case.</text:p>
      <text:p text:style-name="P146">In defense, it is easy to communicate a result framed in terms of probabilities of hypotheses, By trying different priors we can see how sensitive our results are to the choice of prior, Using Bayes’ theorem is logically rigorous. Once we have a prior all our calculations have the certainty of deductive logic and data can be used as it comes in.</text:p>
      <text:p text:style-name="P147">*Frequentist inference* there is ad-hoc and does not carry the force of deductive logic and experiments must be fully specified ahead of time.<text:s/></text:p>
      <text:soft-page-break/>
      <text:p text:style-name="P148">In defense, it is objective: allowing a larger audience to understand statistics. Frequentist experimental design demands a careful description of the experiment and methods of analysis before starting. This helps control for experimenter bias.</text:p>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4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lyango, J. (Jovan)</meta:initial-creator>
    <dc:creator>Kalyango, J. (Jovan)</dc:creator>
    <meta:creation-date>2021-06-02T11:51:00Z</meta:creation-date>
    <dc:date>2021-06-02T12:25:00Z</dc:date>
    <meta:template xlink:href="Normal.dotm" xlink:type="simple"/>
    <meta:editing-cycles>1</meta:editing-cycles>
    <meta:editing-duration>PT2040S</meta:editing-duration>
    <meta:document-statistic meta:page-count="5" meta:paragraph-count="34" meta:word-count="2569" meta:character-count="17182" meta:row-count="122" meta:non-whitespace-character-count="14647"/>
  </office:meta>
</office:document-meta>
</file>